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Verdana, 'Proxima Nova Light', serif"/>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625in"/>
    </style:style>
    <style:style style:name="Table2.B" style:family="table-column">
      <style:table-column-properties style:column-width="2.1451in"/>
    </style:style>
    <style:style style:name="Table2.C" style:family="table-column">
      <style:table-column-properties style:column-width="1.1049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style:font-name="Droid Sans" fo:font-size="11.5pt" officeooo:paragraph-rsid="00098b49" fo:background-color="#ffffff" style:font-name-asian="Droid Sans1" style:font-size-asian="11.5pt" style:font-name-complex="Droid Sans1" style:font-size-complex="11.5pt"/>
    </style:style>
    <style:style style:name="P2" style:family="paragraph" style:parent-style-name="Standard">
      <style:paragraph-properties fo:margin-top="0in" fo:margin-bottom="0in" loext:contextual-spacing="false"/>
      <style:text-properties style:font-name="Droid Sans" fo:font-size="11.5pt" officeooo:rsid="000b59e9" officeooo:paragraph-rsid="000b59e9" fo:background-color="#ffffff" style:font-name-asian="Droid Sans1" style:font-size-asian="11.5pt" style:font-name-complex="Droid Sans1" style:font-size-complex="11.5pt"/>
    </style:style>
    <style:style style:name="P3" style:family="paragraph" style:parent-style-name="Standard">
      <style:paragraph-properties fo:margin-top="0in" fo:margin-bottom="0in" loext:contextual-spacing="false"/>
      <style:text-properties style:font-name="Droid Sans" fo:font-size="11.5pt" officeooo:rsid="000cb65d" officeooo:paragraph-rsid="000cb65d" fo:background-color="#ffffff" style:font-name-asian="Droid Sans1" style:font-size-asian="11.5pt" style:font-name-complex="Droid Sans1" style:font-size-complex="11.5pt"/>
    </style:style>
    <style:style style:name="P4" style:family="paragraph" style:parent-style-name="Standard">
      <style:paragraph-properties fo:margin-top="0in" fo:margin-bottom="0in" loext:contextual-spacing="false"/>
      <style:text-properties style:font-name="Droid Sans" fo:font-size="11.5pt" fo:font-weight="bold" officeooo:rsid="000c7371" officeooo:paragraph-rsid="000c7371" fo:background-color="#ffffff" style:font-name-asian="Droid Sans1" style:font-size-asian="11.5pt" style:font-weight-asian="bold" style:font-name-complex="Droid Sans1" style:font-size-complex="11.5pt" style:font-weight-complex="bold"/>
    </style:style>
    <style:style style:name="P5" style:family="paragraph" style:parent-style-name="Standard">
      <style:paragraph-properties fo:margin-top="0in" fo:margin-bottom="0in" loext:contextual-spacing="false"/>
      <style:text-properties style:font-name="Droid Sans" fo:font-size="11.5pt" fo:font-weight="bold" officeooo:rsid="000cb65d" officeooo:paragraph-rsid="000cb65d" fo:background-color="#ffffff" style:font-name-asian="Droid Sans1" style:font-size-asian="11.5pt" style:font-weight-asian="bold" style:font-name-complex="Droid Sans1" style:font-size-complex="11.5pt" style:font-weight-complex="bold"/>
    </style:style>
    <style:style style:name="P6" style:family="paragraph" style:parent-style-name="Standard">
      <style:paragraph-properties fo:margin-top="0in" fo:margin-bottom="0in" loext:contextual-spacing="false"/>
      <style:text-properties style:font-name="Droid Sans" fo:font-size="11.5pt" fo:font-weight="normal" officeooo:rsid="000c7371" officeooo:paragraph-rsid="000c7371" fo:background-color="#ffffff" style:font-name-asian="Droid Sans1" style:font-size-asian="11.5pt" style:font-weight-asian="normal" style:font-name-complex="Droid Sans1" style:font-size-complex="11.5pt" style:font-weight-complex="normal"/>
    </style:style>
    <style:style style:name="P7" style:family="paragraph" style:parent-style-name="Standard">
      <style:paragraph-properties fo:margin-top="0in" fo:margin-bottom="0in" loext:contextual-spacing="false"/>
      <style:text-properties style:font-name="Droid Sans" fo:font-size="11.5pt"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8" style:family="paragraph" style:parent-style-name="Standard">
      <style:paragraph-properties fo:margin-top="0in" fo:margin-bottom="0in" loext:contextual-spacing="false" fo:line-height="100%" fo:orphans="0" fo:widows="0"/>
      <style:text-properties fo:font-size="12pt" officeooo:paragraph-rsid="00098b49" style:font-size-asian="12pt" style:font-size-complex="12pt"/>
    </style:style>
    <style:style style:name="P9" style:family="paragraph" style:parent-style-name="Standard">
      <style:paragraph-properties fo:margin-top="0in" fo:margin-bottom="0in" loext:contextual-spacing="false"/>
      <style:text-properties fo:font-size="12pt" officeooo:paragraph-rsid="00098b49" style:font-size-asian="12pt" style:font-size-complex="12pt"/>
    </style:style>
    <style:style style:name="P10" style:family="paragraph" style:parent-style-name="Standard">
      <style:paragraph-properties fo:margin-top="0in" fo:margin-bottom="0in" loext:contextual-spacing="false" fo:text-align="center" style:justify-single-word="false"/>
      <style:text-properties fo:font-size="12pt" officeooo:paragraph-rsid="00098b49" style:font-size-asian="12pt" style:font-size-complex="12pt"/>
    </style:style>
    <style:style style:name="P11" style:family="paragraph" style:parent-style-name="Standard">
      <style:paragraph-properties fo:margin-top="0in" fo:margin-bottom="0in" loext:contextual-spacing="false" fo:text-align="center" style:justify-single-word="false"/>
      <style:text-properties fo:font-size="12pt" officeooo:rsid="000be3a8" officeooo:paragraph-rsid="00098b49" style:font-size-asian="12pt" style:font-size-complex="12pt"/>
    </style:style>
    <style:style style:name="P12" style:family="paragraph" style:parent-style-name="Standard">
      <style:paragraph-properties fo:margin-top="0in" fo:margin-bottom="0in" loext:contextual-spacing="false" fo:text-align="center" style:justify-single-word="false"/>
      <style:text-properties fo:font-size="12pt" fo:font-weight="bold" officeooo:paragraph-rsid="00098b49" style:font-size-asian="12pt" style:font-weight-asian="bold" style:font-size-complex="12pt"/>
    </style:style>
    <style:style style:name="P13" style:family="paragraph" style:parent-style-name="Standard">
      <style:paragraph-properties fo:margin-top="0in" fo:margin-bottom="0in" loext:contextual-spacing="false"/>
      <style:text-properties officeooo:paragraph-rsid="00098b49"/>
    </style:style>
    <style:style style:name="P14" style:family="paragraph" style:parent-style-name="Standard">
      <style:paragraph-properties fo:margin-top="0in" fo:margin-bottom="0in" loext:contextual-spacing="false" fo:break-before="page"/>
      <style:text-properties fo:font-size="12pt" officeooo:paragraph-rsid="00098b49" style:font-size-asian="12pt" style:font-size-complex="12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officeooo:paragraph-rsid="00098b49" style:font-size-asian="12pt" style:font-size-complex="12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officeooo:paragraph-rsid="00098b49" style:font-size-asian="12pt" style:font-weight-asian="bold" style:font-size-complex="12pt"/>
    </style:style>
    <style:style style:name="P17" style:family="paragraph" style:parent-style-name="Standard" style:list-style-name="WWNum1">
      <style:paragraph-properties fo:margin-left="0.5in" fo:margin-right="0in" fo:margin-top="0in" fo:margin-bottom="0in" loext:contextual-spacing="true" fo:text-indent="-0.25in" style:auto-text-indent="false"/>
      <style:text-properties fo:font-size="12pt" officeooo:paragraph-rsid="00098b49" style:font-size-asian="12pt" style:font-size-complex="12pt"/>
    </style:style>
    <style:style style:name="P18" style:family="paragraph" style:parent-style-name="Standard">
      <style:paragraph-properties fo:margin-top="0in" fo:margin-bottom="0in" loext:contextual-spacing="false"/>
      <style:text-properties fo:font-variant="normal" fo:text-transform="none" fo:color="#262626" style:font-name="Droid Sans Fallback" fo:font-size="11.5pt" fo:letter-spacing="normal" fo:font-style="normal"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19" style:family="paragraph" style:parent-style-name="Standard">
      <style:paragraph-properties fo:margin-top="0in" fo:margin-bottom="0in" loext:contextual-spacing="false"/>
      <style:text-properties style:font-name="Droid Sans" fo:font-size="11.5pt" officeooo:rsid="000cb65d" officeooo:paragraph-rsid="000f10e7" fo:background-color="#ffffff" style:font-name-asian="Droid Sans1" style:font-size-asian="11.5pt" style:font-name-complex="Droid Sans1" style:font-size-complex="11.5pt"/>
    </style:style>
    <style:style style:name="P20" style:family="paragraph" style:parent-style-name="Standard">
      <style:paragraph-properties fo:margin-top="0in" fo:margin-bottom="0in" loext:contextual-spacing="false"/>
      <style:text-properties style:font-name="Droid Sans" fo:font-size="11.5pt" officeooo:rsid="000f10e7" officeooo:paragraph-rsid="000f10e7" fo:background-color="#ffffff" style:font-name-asian="Droid Sans1" style:font-size-asian="11.5pt" style:font-name-complex="Droid Sans1" style:font-size-complex="11.5pt"/>
    </style:style>
    <style:style style:name="T1" style:family="text">
      <style:text-properties fo:color="#2398c9" style:font-name="Droid Sans" fo:font-size="11.5pt" style:text-underline-style="solid" style:text-underline-width="auto" style:text-underline-color="font-color" fo:background-color="#ffffff" loext:char-shading-value="0" style:font-name-asian="Droid Sans1" style:font-size-asian="11.5pt" style:font-name-complex="Droid Sans1" style:font-size-complex="11.5pt"/>
    </style:style>
    <style:style style:name="T2" style:family="text">
      <style:text-properties style:font-name="Droid Sans" fo:font-size="11.5pt" fo:background-color="#ffffff" loext:char-shading-value="0" style:font-name-asian="Droid Sans1" style:font-size-asian="11.5pt" style:font-name-complex="Droid Sans1" style:font-size-complex="11.5pt"/>
    </style:style>
    <style:style style:name="T3" style:family="text">
      <style:text-properties style:font-name="Droid Sans" fo:font-size="11.5pt" fo:font-weight="bold" fo:background-color="#ffffff" loext:char-shading-value="0" style:font-name-asian="Droid Sans1" style:font-size-asian="11.5pt" style:font-weight-asian="bold" style:font-name-complex="Droid Sans1" style:font-size-complex="11.5pt"/>
    </style:style>
    <style:style style:name="T4" style:family="text">
      <style:text-properties style:font-name="Droid Sans" fo:font-size="11.5pt" fo:font-style="italic" fo:background-color="#ffffff" loext:char-shading-value="0" style:font-name-asian="Droid Sans1" style:font-size-asian="11.5pt" style:font-style-asian="italic" style:font-name-complex="Droid Sans1" style:font-size-complex="11.5pt"/>
    </style:style>
    <style:style style:name="T5" style:family="text">
      <style:text-properties officeooo:rsid="00098b49"/>
    </style:style>
    <style:style style:name="T6" style:family="text">
      <style:text-properties officeooo:rsid="000cc1c0"/>
    </style:style>
    <style:style style:name="T7" style:family="text">
      <style:text-properties officeooo:rsid="000f10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Ancestral Relation Tree Creation Application </text:p>
      <text:p text:style-name="P10">(ARTC)</text:p>
      <text:p text:style-name="P11"><text:span text:style-name="T5">Design</text:span> Document</text:p>
      <text:p text:style-name="P10">Byron Coughlin</text:p>
      <text:p text:style-name="P10"><text:span text:style-name="T5">May</text:span> <text:span text:style-name="T5">20</text:span>, 2018</text:p>
      <text:p text:style-name="P14">Database</text:p>
      <text:p text:style-name="P9">Database name dbArtc.</text:p>
      <text:p text:style-name="P9">Host 192.168.0.22</text:p>
      <text:p text:style-name="P9">Tables</text:p>
      <text:p text:style-name="P9">tblPerson</text:p>
      <text:p text:style-name="P9">tblPedigreeTemplate</text:p>
      <text:p text:style-name="P9"/>
      <text:p text:style-name="P9">Individuals not yet determined in a pedigree chart will be filled in with a constant. The first character will determine if this is on the host paternal side or maternal side. The second and third character states if this is a grandfather or a grandmother. The next digit will state what cousin level it is from the host. Following two characters will be an incremtal number of parent sets for that particular cousin line. And last will be the the root individuals id.</text:p>
      <text:p text:style-name="P9"/>
      <text:p text:style-name="P9">Examples:</text:p>
      <text:p text:style-name="P9">MGF101-05<text:tab/><text:tab/>Grandfather on mothers side for individual with id equal to 5</text:p>
      <text:p text:style-name="P9"/>
      <text:p text:style-name="P9">tblPedigreeConstant</text:p>
      <text:p text:style-name="P9"/>
      <table:table table:name="Table1" table:style-name="Table1">
        <table:table-column table:style-name="Table1.A" table:number-columns-repeated="4"/>
        <table:table-row table:style-name="Table1.1">
          <table:table-cell table:style-name="Table1.A1" office:value-type="string">
            <text:p text:style-name="P15">ID</text:p>
          </table:table-cell>
          <table:table-cell table:style-name="Table1.A1" office:value-type="string">
            <text:p text:style-name="P15">number</text:p>
          </table:table-cell>
          <table:table-cell table:style-name="Table1.A1" office:value-type="string">
            <text:p text:style-name="P15"/>
          </table:table-cell>
          <table:table-cell table:style-name="Table1.A1" office:value-type="string">
            <text:p text:style-name="P15">Autoincrement, primary key</text:p>
          </table:table-cell>
        </table:table-row>
        <table:table-row table:style-name="Table1.1">
          <table:table-cell table:style-name="Table1.A1" office:value-type="string">
            <text:p text:style-name="P15">pedConstant</text:p>
          </table:table-cell>
          <table:table-cell table:style-name="Table1.A1" office:value-type="string">
            <text:p text:style-name="P15">Text</text:p>
          </table:table-cell>
          <table:table-cell table:style-name="Table1.A1" office:value-type="string">
            <text:p text:style-name="P15">6</text:p>
          </table:table-cell>
          <table:table-cell table:style-name="Table1.A1" office:value-type="string">
            <text:p text:style-name="P15">Constant that represents ancester </text:p>
            <text:p text:style-name="P15">E.g. MGF101-5</text:p>
          </table:table-cell>
        </table:table-row>
        <table:table-row table:style-name="Table1.1">
          <table:table-cell table:style-name="Table1.A1" office:value-type="string">
            <text:p text:style-name="P15">pedDescription</text:p>
          </table:table-cell>
          <table:table-cell table:style-name="Table1.A1" office:value-type="string">
            <text:p text:style-name="P15">Text</text:p>
          </table:table-cell>
          <table:table-cell table:style-name="Table1.A1" office:value-type="string">
            <text:p text:style-name="P15">255</text:p>
          </table:table-cell>
          <table:table-cell table:style-name="Table1.A1" office:value-type="string">
            <text:p text:style-name="P15">Description of constant representation in chart</text:p>
          </table:table-cell>
        </table:table-row>
        <table:table-row table:style-name="Table1.1">
          <table:table-cell table:style-name="Table1.A1" office:value-type="string">
            <text:p text:style-name="P15">pedParent</text:p>
          </table:table-cell>
          <table:table-cell table:style-name="Table1.A1" office:value-type="string">
            <text:p text:style-name="P15">char</text:p>
          </table:table-cell>
          <table:table-cell table:style-name="Table1.A1" office:value-type="string">
            <text:p text:style-name="P15">1</text:p>
          </table:table-cell>
          <table:table-cell table:style-name="Table1.A1" office:value-type="string">
            <text:p text:style-name="P15">F-father, M-mother</text:p>
          </table:table-cell>
        </table:table-row>
        <table:table-row table:style-name="Table1.1">
          <table:table-cell table:style-name="Table1.A1" office:value-type="string">
            <text:p text:style-name="P15">pedGrandparent</text:p>
          </table:table-cell>
          <table:table-cell table:style-name="Table1.A1" office:value-type="string">
            <text:p text:style-name="P15">char</text:p>
          </table:table-cell>
          <table:table-cell table:style-name="Table1.A1" office:value-type="string">
            <text:p text:style-name="P15">2</text:p>
          </table:table-cell>
          <table:table-cell table:style-name="Table1.A1" office:value-type="string">
            <text:p text:style-name="P15">GF-grandfather, GM-grandmother</text:p>
          </table:table-cell>
        </table:table-row>
        <table:table-row table:style-name="Table1.1">
          <table:table-cell table:style-name="Table1.A1" office:value-type="string">
            <text:p text:style-name="P15">pedCousin</text:p>
          </table:table-cell>
          <table:table-cell table:style-name="Table1.A1" office:value-type="string">
            <text:p text:style-name="P15">int</text:p>
          </table:table-cell>
          <table:table-cell table:style-name="Table1.A1" office:value-type="string">
            <text:p text:style-name="P15">1</text:p>
          </table:table-cell>
          <table:table-cell table:style-name="Table1.A1" office:value-type="string">
            <text:p text:style-name="P15">Number of generation</text:p>
          </table:table-cell>
        </table:table-row>
        <table:table-row table:style-name="Table1.1">
          <table:table-cell table:style-name="Table1.A1" office:value-type="string">
            <text:p text:style-name="P15">pedSeq</text:p>
          </table:table-cell>
          <table:table-cell table:style-name="Table1.A1" office:value-type="string">
            <text:p text:style-name="P15">int</text:p>
          </table:table-cell>
          <table:table-cell table:style-name="Table1.A1" office:value-type="string">
            <text:p text:style-name="P15">2</text:p>
          </table:table-cell>
          <table:table-cell table:style-name="Table1.A1" office:value-type="string">
            <text:p text:style-name="P15">Sequential number with 0 as sufix. 01, 02, 03, etc</text:p>
          </table:table-cell>
        </table:table-row>
      </table:table>
      <text:p text:style-name="P9"/>
      <text:p text:style-name="P9"/>
      <text:p text:style-name="P9">There will be a many to many table that will have relationship of the coded constant with a host and the relative for the host at the constant. <text:s/></text:p>
      <text:p text:style-name="P9"/>
      <text:p text:style-name="P9">In person table host person equals id = 1. This is the person all other DNA matches will hook into. </text:p>
      <text:p text:style-name="P9"/>
      <text:p text:style-name="P9">Create pedigree chart for host person. This chart will consist of the host person as root. And pedigreeConstant built from this person into a pedigree tree up to 4th cousin. </text:p>
      <text:p text:style-name="P9"><text:soft-page-break/></text:p>
      <text:p text:style-name="P12">Host</text:p>
      <text:p text:style-name="P9">Description:</text:p>
      <text:p text:style-name="P9">The host is the root of the DNA matches. Matches relate tot he host. </text:p>
      <text:p text:style-name="P9"/>
      <text:p text:style-name="P9">Host creation:</text:p>
      <text:p text:style-name="P9">The host is added through a dialog box. The dialog box is opened via the File-&gt;New Host selection from the tool bar. </text:p>
      <text:p text:style-name="P9"/>
      <text:p text:style-name="P9">hostDlg:</text:p>
      <text:p text:style-name="P9">This dialog bog is where the host’s information is entered. Information entered is first, middle and last name. Preferrably name as shown on birth certificate should be used. Also host’s birthdate should be entered. When user clicks save host the name and birth date are inserted into the sqlite database. Also a host object is created.</text:p>
      <text:p text:style-name="P9"/>
      <text:p text:style-name="P9">Create pedigree tree</text:p>
      <text:p text:style-name="P9">The pedigree tree is a genealogy tree that contains constants representing individuals in a pedigree tree. The tree will consist of generations up to cousin 4. The first two will be parents. MOTHER-xx and FATHER-xx</text:p>
      <text:p text:style-name="P9"/>
      <text:p text:style-name="P9">Procedure:</text:p>
      <text:list xml:id="list1416180045" text:style-name="WWNum1">
        <text:list-item>
          <text:p text:style-name="P17">Retrieve person from DNA table.</text:p>
        </text:list-item>
        <text:list-item>
          <text:p text:style-name="P17"><text:s/>Create Pedigree tree</text:p>
        </text:list-item>
        <text:list-item>
          <text:p text:style-name="P17">Save as csv file</text:p>
        </text:list-item>
      </text:list>
      <text:p text:style-name="P9">23andme DNA kit</text:p>
      <text:p text:style-name="P9">How to Download</text:p>
      <text:p text:style-name="P9">From DNA relatives page.</text:p>
      <text:p text:style-name="P9">Navigate to bottom of page</text:p>
      <text:p text:style-name="P9">Click on Download aggregate data</text:p>
      <text:p text:style-name="P9">Name and save file</text:p>
      <text:p text:style-name="P9"/>
      <text:p text:style-name="P9">Relatives download table - tblDNA</text:p>
      <text:p text:style-name="P9"/>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16">23andme relatives download</text:p>
          </table:table-cell>
          <table:table-cell table:style-name="Table2.A1" office:value-type="string">
            <text:p text:style-name="P16">ARTC table names</text:p>
          </table:table-cell>
          <table:table-cell table:style-name="Table2.A1" office:value-type="string">
            <text:p text:style-name="P16">Type</text:p>
          </table:table-cell>
          <table:table-cell table:style-name="Table2.A1" office:value-type="string">
            <text:p text:style-name="P15"/>
          </table:table-cell>
        </table:table-row>
        <table:table-row table:style-name="Table2.1">
          <table:table-cell table:style-name="Table2.A1" office:value-type="string">
            <text:p text:style-name="P15">Display name</text:p>
          </table:table-cell>
          <table:table-cell table:style-name="Table2.A1" office:value-type="string">
            <text:p text:style-name="P15">DNADisplayName</text:p>
          </table:table-cell>
          <table:table-cell table:style-name="Table2.A1" office:value-type="string">
            <text:p text:style-name="P15">Text</text:p>
          </table:table-cell>
          <table:table-cell table:style-name="Table2.A1" office:value-type="string">
            <text:p text:style-name="P15"/>
          </table:table-cell>
        </table:table-row>
        <table:table-row table:style-name="Table2.1">
          <table:table-cell table:style-name="Table2.A1" office:value-type="string">
            <text:p text:style-name="P15">Surname</text:p>
          </table:table-cell>
          <table:table-cell table:style-name="Table2.A1" office:value-type="string">
            <text:p text:style-name="P15">DNASurname</text:p>
          </table:table-cell>
          <table:table-cell table:style-name="Table2.A1" office:value-type="string">
            <text:p text:style-name="P15">Text</text:p>
          </table:table-cell>
          <table:table-cell table:style-name="Table2.A1" office:value-type="string">
            <text:p text:style-name="P15"/>
          </table:table-cell>
        </table:table-row>
        <table:table-row table:style-name="Table2.1">
          <table:table-cell table:style-name="Table2.A1" office:value-type="string">
            <text:p text:style-name="P15">Chromosome number</text:p>
          </table:table-cell>
          <table:table-cell table:style-name="Table2.A1" office:value-type="string">
            <text:p text:style-name="P15">DNAChromosomeNumber</text:p>
          </table:table-cell>
          <table:table-cell table:style-name="Table2.A1" office:value-type="string">
            <text:p text:style-name="P15">int</text:p>
          </table:table-cell>
          <table:table-cell table:style-name="Table2.A1" office:value-type="string">
            <text:p text:style-name="P15"/>
          </table:table-cell>
        </table:table-row>
        <table:table-row table:style-name="Table2.1">
          <table:table-cell table:style-name="Table2.A1" office:value-type="string">
            <text:p text:style-name="P15">Chromosome start point</text:p>
          </table:table-cell>
          <table:table-cell table:style-name="Table2.A1" office:value-type="string">
            <text:p text:style-name="P15">DNAStartPoint</text:p>
          </table:table-cell>
          <table:table-cell table:style-name="Table2.A1" office:value-type="string">
            <text:p text:style-name="P15">long</text:p>
          </table:table-cell>
          <table:table-cell table:style-name="Table2.A1" office:value-type="string">
            <text:p text:style-name="P15"/>
          </table:table-cell>
        </table:table-row>
        <table:table-row table:style-name="Table2.1">
          <table:table-cell table:style-name="Table2.A1" office:value-type="string">
            <text:p text:style-name="P15">Chromosome end point</text:p>
          </table:table-cell>
          <table:table-cell table:style-name="Table2.A1" office:value-type="string">
            <text:p text:style-name="P15">DNAEndPoint</text:p>
          </table:table-cell>
          <table:table-cell table:style-name="Table2.A1" office:value-type="string">
            <text:p text:style-name="P15">long</text:p>
          </table:table-cell>
          <table:table-cell table:style-name="Table2.A1" office:value-type="string">
            <text:p text:style-name="P15"/>
          </table:table-cell>
        </table:table-row>
        <table:table-row table:style-name="Table2.1">
          <table:table-cell table:style-name="Table2.A1" office:value-type="string">
            <text:p text:style-name="P15">Genetic distance</text:p>
          </table:table-cell>
          <table:table-cell table:style-name="Table2.A1" office:value-type="string">
            <text:p text:style-name="P15">DNADistance</text:p>
          </table:table-cell>
          <table:table-cell table:style-name="Table2.A1" office:value-type="string">
            <text:p text:style-name="P15">float</text:p>
          </table:table-cell>
          <table:table-cell table:style-name="Table2.A1" office:value-type="string">
            <text:p text:style-name="P15"/>
          </table:table-cell>
        </table:table-row>
        <text:soft-page-break/>
        <table:table-row table:style-name="Table2.1">
          <table:table-cell table:style-name="Table2.A1" office:value-type="string">
            <text:p text:style-name="P15"># SNPS</text:p>
          </table:table-cell>
          <table:table-cell table:style-name="Table2.A1" office:value-type="string">
            <text:p text:style-name="P15">DNASNPS</text:p>
          </table:table-cell>
          <table:table-cell table:style-name="Table2.A1" office:value-type="string">
            <text:p text:style-name="P15">int</text:p>
          </table:table-cell>
          <table:table-cell table:style-name="Table2.A1" office:value-type="string">
            <text:p text:style-name="P15"/>
          </table:table-cell>
        </table:table-row>
        <table:table-row table:style-name="Table2.1">
          <table:table-cell table:style-name="Table2.A1" office:value-type="string">
            <text:p text:style-name="P15">Full IBD</text:p>
          </table:table-cell>
          <table:table-cell table:style-name="Table2.A1" office:value-type="string">
            <text:p text:style-name="P15">DNAIBD</text:p>
          </table:table-cell>
          <table:table-cell table:style-name="Table2.A1" office:value-type="string">
            <text:p text:style-name="P15">text</text:p>
          </table:table-cell>
          <table:table-cell table:style-name="Table2.A1" office:value-type="string">
            <text:p text:style-name="P15"/>
          </table:table-cell>
        </table:table-row>
        <table:table-row table:style-name="Table2.1">
          <table:table-cell table:style-name="Table2.A1" office:value-type="string">
            <text:p text:style-name="P15">Sex</text:p>
          </table:table-cell>
          <table:table-cell table:style-name="Table2.A1" office:value-type="string">
            <text:p text:style-name="P15">DNASex</text:p>
          </table:table-cell>
          <table:table-cell table:style-name="Table2.A1" office:value-type="string">
            <text:p text:style-name="P15">text</text:p>
          </table:table-cell>
          <table:table-cell table:style-name="Table2.A1" office:value-type="string">
            <text:p text:style-name="P15"/>
          </table:table-cell>
        </table:table-row>
        <table:table-row table:style-name="Table2.1">
          <table:table-cell table:style-name="Table2.A1" office:value-type="string">
            <text:p text:style-name="P15">Birth Year</text:p>
          </table:table-cell>
          <table:table-cell table:style-name="Table2.A1" office:value-type="string">
            <text:p text:style-name="P15">DNABirthYear</text:p>
          </table:table-cell>
          <table:table-cell table:style-name="Table2.A1" office:value-type="string">
            <text:p text:style-name="P15">int</text:p>
          </table:table-cell>
          <table:table-cell table:style-name="Table2.A1" office:value-type="string">
            <text:p text:style-name="P15"/>
          </table:table-cell>
        </table:table-row>
        <table:table-row table:style-name="Table2.1">
          <table:table-cell table:style-name="Table2.A1" office:value-type="string">
            <text:p text:style-name="P15">Set Relationship</text:p>
          </table:table-cell>
          <table:table-cell table:style-name="Table2.A1" office:value-type="string">
            <text:p text:style-name="P15">DNASetRelationship</text:p>
          </table:table-cell>
          <table:table-cell table:style-name="Table2.A1" office:value-type="string">
            <text:p text:style-name="P15">text</text:p>
          </table:table-cell>
          <table:table-cell table:style-name="Table2.A1" office:value-type="string">
            <text:p text:style-name="P15"/>
          </table:table-cell>
        </table:table-row>
        <table:table-row table:style-name="Table2.1">
          <table:table-cell table:style-name="Table2.A1" office:value-type="string">
            <text:p text:style-name="P15">Predicted relationship</text:p>
          </table:table-cell>
          <table:table-cell table:style-name="Table2.A1" office:value-type="string">
            <text:p text:style-name="P15">DNAPredictedRelationship</text:p>
          </table:table-cell>
          <table:table-cell table:style-name="Table2.A1" office:value-type="string">
            <text:p text:style-name="P15">text</text:p>
          </table:table-cell>
          <table:table-cell table:style-name="Table2.A1" office:value-type="string">
            <text:p text:style-name="P15"/>
          </table:table-cell>
        </table:table-row>
        <table:table-row table:style-name="Table2.1">
          <table:table-cell table:style-name="Table2.A1" office:value-type="string">
            <text:p text:style-name="P15">Relative range</text:p>
          </table:table-cell>
          <table:table-cell table:style-name="Table2.A1" office:value-type="string">
            <text:p text:style-name="P15">DNARelativeRange</text:p>
          </table:table-cell>
          <table:table-cell table:style-name="Table2.A1" office:value-type="string">
            <text:p text:style-name="P15">text</text:p>
          </table:table-cell>
          <table:table-cell table:style-name="Table2.A1" office:value-type="string">
            <text:p text:style-name="P15"/>
          </table:table-cell>
        </table:table-row>
        <table:table-row table:style-name="Table2.1">
          <table:table-cell table:style-name="Table2.A1" office:value-type="string">
            <text:p text:style-name="P15">Percent DNA shared</text:p>
          </table:table-cell>
          <table:table-cell table:style-name="Table2.A1" office:value-type="string">
            <text:p text:style-name="P15">DNAPercentShared</text:p>
          </table:table-cell>
          <table:table-cell table:style-name="Table2.A1" office:value-type="string">
            <text:p text:style-name="P15">percent</text:p>
          </table:table-cell>
          <table:table-cell table:style-name="Table2.A1" office:value-type="string">
            <text:p text:style-name="P15"/>
          </table:table-cell>
        </table:table-row>
        <table:table-row table:style-name="Table2.1">
          <table:table-cell table:style-name="Table2.A1" office:value-type="string">
            <text:p text:style-name="P15"># segments shared</text:p>
          </table:table-cell>
          <table:table-cell table:style-name="Table2.A1" office:value-type="string">
            <text:p text:style-name="P15">DNASgmentsShared</text:p>
          </table:table-cell>
          <table:table-cell table:style-name="Table2.A1" office:value-type="string">
            <text:p text:style-name="P15">int</text:p>
          </table:table-cell>
          <table:table-cell table:style-name="Table2.A1" office:value-type="string">
            <text:p text:style-name="P15"/>
          </table:table-cell>
        </table:table-row>
        <table:table-row table:style-name="Table2.1">
          <table:table-cell table:style-name="Table2.A1" office:value-type="string">
            <text:p text:style-name="P15">Maternal side</text:p>
          </table:table-cell>
          <table:table-cell table:style-name="Table2.A1" office:value-type="string">
            <text:p text:style-name="P15">DNAMaternal</text:p>
          </table:table-cell>
          <table:table-cell table:style-name="Table2.A1" office:value-type="string">
            <text:p text:style-name="P15">text</text:p>
          </table:table-cell>
          <table:table-cell table:style-name="Table2.A1" office:value-type="string">
            <text:p text:style-name="P15"/>
          </table:table-cell>
        </table:table-row>
        <table:table-row table:style-name="Table2.1">
          <table:table-cell table:style-name="Table2.A1" office:value-type="string">
            <text:p text:style-name="P15">Paternal side</text:p>
          </table:table-cell>
          <table:table-cell table:style-name="Table2.A1" office:value-type="string">
            <text:p text:style-name="P15">DNAPaternal</text:p>
          </table:table-cell>
          <table:table-cell table:style-name="Table2.A1" office:value-type="string">
            <text:p text:style-name="P15">text</text:p>
          </table:table-cell>
          <table:table-cell table:style-name="Table2.A1" office:value-type="string">
            <text:p text:style-name="P15"/>
          </table:table-cell>
        </table:table-row>
        <table:table-row table:style-name="Table2.1">
          <table:table-cell table:style-name="Table2.A1" office:value-type="string">
            <text:p text:style-name="P15">Maternal Haplogroup</text:p>
          </table:table-cell>
          <table:table-cell table:style-name="Table2.A1" office:value-type="string">
            <text:p text:style-name="P15">DNAMaternalHaplogroup</text:p>
          </table:table-cell>
          <table:table-cell table:style-name="Table2.A1" office:value-type="string">
            <text:p text:style-name="P15">text</text:p>
          </table:table-cell>
          <table:table-cell table:style-name="Table2.A1" office:value-type="string">
            <text:p text:style-name="P15"/>
          </table:table-cell>
        </table:table-row>
        <table:table-row table:style-name="Table2.1">
          <table:table-cell table:style-name="Table2.A1" office:value-type="string">
            <text:p text:style-name="P15">Paternal haplogroup</text:p>
          </table:table-cell>
          <table:table-cell table:style-name="Table2.A1" office:value-type="string">
            <text:p text:style-name="P15">DNAPaternalHaplogroup</text:p>
          </table:table-cell>
          <table:table-cell table:style-name="Table2.A1" office:value-type="string">
            <text:p text:style-name="P8">text</text:p>
          </table:table-cell>
          <table:table-cell table:style-name="Table2.A1" office:value-type="string">
            <text:p text:style-name="P15"/>
          </table:table-cell>
        </table:table-row>
        <table:table-row table:style-name="Table2.1">
          <table:table-cell table:style-name="Table2.A1" office:value-type="string">
            <text:p text:style-name="P15">Birthplace</text:p>
          </table:table-cell>
          <table:table-cell table:style-name="Table2.A1" office:value-type="string">
            <text:p text:style-name="P15">DNABirthPlace</text:p>
          </table:table-cell>
          <table:table-cell table:style-name="Table2.A1" office:value-type="string">
            <text:p text:style-name="P8">text</text:p>
          </table:table-cell>
          <table:table-cell table:style-name="Table2.A1" office:value-type="string">
            <text:p text:style-name="P15"/>
          </table:table-cell>
        </table:table-row>
        <table:table-row table:style-name="Table2.1">
          <table:table-cell table:style-name="Table2.A1" office:value-type="string">
            <text:p text:style-name="P15">Family Surnames</text:p>
          </table:table-cell>
          <table:table-cell table:style-name="Table2.A1" office:value-type="string">
            <text:p text:style-name="P15">DNAFamilySurnames</text:p>
          </table:table-cell>
          <table:table-cell table:style-name="Table2.A1" office:value-type="string">
            <text:p text:style-name="P8">text</text:p>
          </table:table-cell>
          <table:table-cell table:style-name="Table2.A1" office:value-type="string">
            <text:p text:style-name="P15"/>
          </table:table-cell>
        </table:table-row>
        <table:table-row table:style-name="Table2.1">
          <table:table-cell table:style-name="Table2.A1" office:value-type="string">
            <text:p text:style-name="P15">Family locations</text:p>
          </table:table-cell>
          <table:table-cell table:style-name="Table2.A1" office:value-type="string">
            <text:p text:style-name="P15">DNAFamilyLocations</text:p>
          </table:table-cell>
          <table:table-cell table:style-name="Table2.A1" office:value-type="string">
            <text:p text:style-name="P8">text</text:p>
          </table:table-cell>
          <table:table-cell table:style-name="Table2.A1" office:value-type="string">
            <text:p text:style-name="P15"/>
          </table:table-cell>
        </table:table-row>
        <table:table-row table:style-name="Table2.1">
          <table:table-cell table:style-name="Table2.A1" office:value-type="string">
            <text:p text:style-name="P15">Maternal Grandmother Birth country</text:p>
          </table:table-cell>
          <table:table-cell table:style-name="Table2.A1" office:value-type="string">
            <text:p text:style-name="P15">DNAMaternalGrandmotherBirthCountry</text:p>
          </table:table-cell>
          <table:table-cell table:style-name="Table2.A1" office:value-type="string">
            <text:p text:style-name="P8">text</text:p>
          </table:table-cell>
          <table:table-cell table:style-name="Table2.A1" office:value-type="string">
            <text:p text:style-name="P15"/>
          </table:table-cell>
        </table:table-row>
        <table:table-row table:style-name="Table2.1">
          <table:table-cell table:style-name="Table2.A1" office:value-type="string">
            <text:p text:style-name="P15">Maternal Grandfather birth country</text:p>
          </table:table-cell>
          <table:table-cell table:style-name="Table2.A1" office:value-type="string">
            <text:p text:style-name="P15">DNAMaternalGrandfatherBirhtCountry</text:p>
          </table:table-cell>
          <table:table-cell table:style-name="Table2.A1" office:value-type="string">
            <text:p text:style-name="P8">text</text:p>
          </table:table-cell>
          <table:table-cell table:style-name="Table2.A1" office:value-type="string">
            <text:p text:style-name="P15"/>
          </table:table-cell>
        </table:table-row>
        <table:table-row table:style-name="Table2.1">
          <table:table-cell table:style-name="Table2.A1" office:value-type="string">
            <text:p text:style-name="P15">Paternal grandmother brth country</text:p>
          </table:table-cell>
          <table:table-cell table:style-name="Table2.A1" office:value-type="string">
            <text:p text:style-name="P15">DNAPaternalGrandmotherBirthCountry</text:p>
          </table:table-cell>
          <table:table-cell table:style-name="Table2.A1" office:value-type="string">
            <text:p text:style-name="P8">text</text:p>
          </table:table-cell>
          <table:table-cell table:style-name="Table2.A1" office:value-type="string">
            <text:p text:style-name="P15"/>
          </table:table-cell>
        </table:table-row>
        <table:table-row table:style-name="Table2.1">
          <table:table-cell table:style-name="Table2.A1" office:value-type="string">
            <text:p text:style-name="P15">Paternal grandfather birth country</text:p>
          </table:table-cell>
          <table:table-cell table:style-name="Table2.A1" office:value-type="string">
            <text:p text:style-name="P15">DNAPaternalGrandfatherBirthCountry</text:p>
          </table:table-cell>
          <table:table-cell table:style-name="Table2.A1" office:value-type="string">
            <text:p text:style-name="P8">text</text:p>
          </table:table-cell>
          <table:table-cell table:style-name="Table2.A1" office:value-type="string">
            <text:p text:style-name="P15"/>
          </table:table-cell>
        </table:table-row>
        <table:table-row table:style-name="Table2.1">
          <table:table-cell table:style-name="Table2.A1" office:value-type="string">
            <text:p text:style-name="P15">Sharing status</text:p>
          </table:table-cell>
          <table:table-cell table:style-name="Table2.A1" office:value-type="string">
            <text:p text:style-name="P15">DNASharingStatus</text:p>
          </table:table-cell>
          <table:table-cell table:style-name="Table2.A1" office:value-type="string">
            <text:p text:style-name="P8">text</text:p>
          </table:table-cell>
          <table:table-cell table:style-name="Table2.A1" office:value-type="string">
            <text:p text:style-name="P15"/>
          </table:table-cell>
        </table:table-row>
      </table:table>
      <text:p text:style-name="P9"/>
      <text:p text:style-name="P9">Convert Gedcom file into Mysql </text:p>
      <text:p text:style-name="P13"><text:a xlink:type="simple" xlink:href="http://en.wikipedia.org/wiki/GEDCOM" text:style-name="Internet_20_link" text:visited-style-name="Visited_20_Internet_20_Link"><text:span text:style-name="T1">GEDCOM</text:span></text:a><text:span text:style-name="T2">, which stands for </text:span><text:span text:style-name="T3">GE</text:span><text:span text:style-name="T2">nealogical </text:span><text:span text:style-name="T3">D</text:span><text:span text:style-name="T2">ata </text:span><text:span text:style-name="T3">COM</text:span><text:span text:style-name="T2">munication, specification. It is a proprietary specification, however it is the open </text:span><text:span text:style-name="T4">de facto</text:span><text:span text:style-name="T2"> specification.</text:span></text:p>
      <text:p text:style-name="P1"/>
      <text:p text:style-name="P1">Create pedigree </text:p>
      <text:p text:style-name="P1"><text:soft-page-break/>Get person for pedigree chart</text:p>
      <text:p text:style-name="P1">Create arrays for parents, cousin. 2nd cousin. 3rd cousin and 4th cousin</text:p>
      <text:p text:style-name="P1"/>
      <text:p text:style-name="P1">sql = “select personID from tblHost <text:s/>WHERE hostID = id;”;</text:p>
      <text:p text:style-name="P1"/>
      <text:p text:style-name="P1">sql = <text:s/></text:p>
      <text:p text:style-name="P1"/>
      <text:p text:style-name="P4">Person</text:p>
      <text:p text:style-name="P6">Class person represents each individual used in the application. This includes host, pedigree people, family tree individuals, mothers, fathers, grandmother, grandfather and DNA matches. Everybody needs to be in the individual database. Including pedigree constants assigned to an individual.</text:p>
      <text:p text:style-name="P2"/>
      <text:p text:style-name="P2">Class Individual</text:p>
      <text:p text:style-name="P2">String Mother</text:p>
      <text:p text:style-name="P2">String Father</text:p>
      <text:p text:style-name="P2">String FirstName</text:p>
      <text:p text:style-name="P2">String LastName</text:p>
      <text:p text:style-name="P2">String name</text:p>
      <text:p text:style-name="P2">string alias</text:p>
      <text:p text:style-name="P3">char sex</text:p>
      <text:p text:style-name="P2">date birthdate</text:p>
      <text:p text:style-name="P2">int id</text:p>
      <text:p text:style-name="P2"/>
      <text:p text:style-name="P2">fname getFirstName()</text:p>
      <text:p text:style-name="P2">setFirstName(fname)</text:p>
      <text:p text:style-name="P2">lname getLastName()</text:p>
      <text:p text:style-name="P2">setLastName(lname)</text:p>
      <text:p text:style-name="P2">name getName()</text:p>
      <text:p text:style-name="P2">setName(name)</text:p>
      <text:p text:style-name="P2">alias getAlias()</text:p>
      <text:p text:style-name="P2">setAlias(alias)</text:p>
      <text:p text:style-name="P2">mother getMother()</text:p>
      <text:p text:style-name="P2">father getFather()</text:p>
      <text:p text:style-name="P2">setMother(mother)</text:p>
      <text:p text:style-name="P2">setFather(father)</text:p>
      <text:p text:style-name="P2">bdate getBirthdate()</text:p>
      <text:p text:style-name="P2">setBirthdate(bdate)</text:p>
      <text:p text:style-name="P2">id getId()</text:p>
      <text:p text:style-name="P2">setId(id)</text:p>
      <text:p text:style-name="P2"/>
      <text:p text:style-name="P5">Pedigree Tree</text:p>
      <text:p text:style-name="P7">Class pedigreeTree represents a pedigree tree for disignated person. Each branch of tree represents a generation. Each leave of tree represents an individual on the tree. <text:span text:style-name="T6">A square represents male. A circle represents female. Parents of a child are connected via a horizontal line. If there is only one parent displayed then vertical line is drawn from that parent to child. If there are more then one child parents connect to a horizontal line that connects each child with a vertical line.</text:span></text:p>
      <text:p text:style-name="P7"/>
      <text:p text:style-name="P18"/>
      <text:p text:style-name="P18"><text:soft-page-break/></text:p>
      <text:p text:style-name="P19">GetTree<text:span text:style-name="T7">()</text:span></text:p>
      <text:p text:style-name="P19"><text:span text:style-name="T7">Description - returns pedigree tree for individual</text:span></text:p>
      <text:p text:style-name="P20">Pass – individual id</text:p>
      <text:p text:style-name="P20">return – pedigree tree</text:p>
      <text:p text:style-name="P20"/>
      <text:p text:style-name="P19">createBranch<text:span text:style-name="T7">() </text:span></text:p>
      <text:p text:style-name="P19"><text:span text:style-name="T7">Description - creates a generation for an individual</text:span></text:p>
      <text:p text:style-name="P20">pass individual id</text:p>
      <text:p text:style-name="P20">return void</text:p>
      <text:p text:style-name="P20"/>
      <text:p text:style-name="P19">getBranch<text:span text:style-name="T7">() </text:span></text:p>
      <text:p text:style-name="P19"><text:span text:style-name="T7">Description - get a generation from the tree for an individual</text:span></text:p>
      <text:p text:style-name="P20">pass – individual id</text:p>
      <text:p text:style-name="P20">return – branch</text:p>
      <text:p text:style-name="P20"/>
      <text:p text:style-name="P3">putPersonOnTre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Verdana, 'Proxima Nova Light', serif"/>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8:40:32.989462185</meta:creation-date>
    <dc:date>2018-05-28T07:32:09.866303168</dc:date>
    <meta:editing-duration>P1DT23H23M37S</meta:editing-duration>
    <meta:editing-cycles>4</meta:editing-cycles>
    <meta:generator>LibreOffice/5.4.6.2$Linux_X86_64 LibreOffice_project/40m0$Build-2</meta:generator>
    <meta:document-statistic meta:table-count="2" meta:image-count="0" meta:object-count="0" meta:page-count="6" meta:paragraph-count="200" meta:word-count="824" meta:character-count="5494" meta:non-whitespace-character-count="4852"/>
  </office:meta>
</office:document-meta>
</file>